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Green">
      <style:graphic-properties draw:textarea-vertical-align="middle" draw:auto-grow-height="false" fo:min-height="3.522cm" fo:min-width="3.272cm"/>
    </style:style>
    <style:style style:name="gr2" style:family="graphic" style:parent-style-name="Filled_20_Blue">
      <style:graphic-properties draw:textarea-horizontal-align="justify" draw:textarea-vertical-align="middle" draw:auto-grow-height="false" fo:min-height="2.925cm" fo:min-width="5.215cm"/>
    </style:style>
    <style:style style:name="gr3" style:family="graphic" style:parent-style-name="headline">
      <style:graphic-properties draw:textarea-vertical-align="middle" draw:auto-grow-height="false" fo:min-height="1.02cm" fo:min-width="14.359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5.334cm" svg:x="8.166cm" svg:y="9.506cm">
          <text:p text:style-name="P1">eLearn</text:p>
          <text:p text:style-name="P1">Management</text:p>
          <text:p text:style-name="P1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15cm" svg:height="3.175cm" svg:x="7.958cm" svg:y="2.159cm">
          <text:p text:style-name="P2">Log In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7.985cm" svg:y="18.915cm">
          <text:p text:style-name="P1">Admin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4.816cm" svg:y="5.996cm">
          <text:p text:style-name="P1">Teacher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4.843cm" svg:y="10.776cm">
          <text:p text:style-name="P1">Course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.127cm" svg:y="15.421cm">
          <text:p text:style-name="P1">Assignment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.127cm" svg:y="5.904cm">
          <text:p text:style-name="P1">Learner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4.797cm" svg:y="15.267cm">
          <text:p text:style-name="P1">Course File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175cm" svg:x="1.081cm" svg:y="10.549cm">
          <text:p text:style-name="P1">Test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859cm" svg:height="1.27cm" svg:x="3.521cm" svg:y="24.368cm">
          <text:p text:style-name="P1">Zero Level DFD – eLearn Management System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06cm" svg:y1="9.509cm" svg:x2="10.906cm" svg:y2="5.318cm">
          <text:p/>
        </draw:line>
        <draw:line draw:style-name="gr4" draw:text-style-name="P1" draw:layer="layout" svg:x1="10.779cm" svg:y1="14.843cm" svg:x2="10.779cm" svg:y2="19.034cm">
          <text:p/>
        </draw:line>
        <draw:line draw:style-name="gr4" draw:text-style-name="P1" draw:layer="layout" svg:x1="13.446cm" svg:y1="12.176cm" svg:x2="14.97cm" svg:y2="12.176cm">
          <text:p/>
        </draw:line>
        <draw:line draw:style-name="gr4" draw:text-style-name="P1" draw:layer="layout" svg:x1="8.239cm" svg:y1="12.176cm" svg:x2="6.715cm" svg:y2="12.176cm">
          <text:p/>
        </draw:line>
        <draw:line draw:style-name="gr4" draw:text-style-name="P1" draw:layer="layout" svg:x1="8.874cm" svg:y1="10.271cm" svg:x2="6.842cm" svg:y2="8.874cm">
          <text:p/>
        </draw:line>
        <draw:line draw:style-name="gr4" draw:text-style-name="P1" draw:layer="layout" svg:x1="12.811cm" svg:y1="10.271cm" svg:x2="14.843cm" svg:y2="9.001cm">
          <text:p/>
        </draw:line>
        <draw:line draw:style-name="gr4" draw:text-style-name="P1" draw:layer="layout" svg:x1="8.874cm" svg:y1="14.081cm" svg:x2="6.842cm" svg:y2="15.478cm">
          <text:p/>
        </draw:line>
        <draw:line draw:style-name="gr4" draw:text-style-name="P1" draw:layer="layout" svg:x1="12.811cm" svg:y1="14.081cm" svg:x2="14.843cm" svg:y2="15.3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22:27:13.150000000</meta:creation-date>
    <dc:date>2019-03-31T23:14:22.332000000</dc:date>
    <meta:editing-duration>PT36M50S</meta:editing-duration>
    <meta:editing-cycles>19</meta:editing-cycles>
    <meta:generator>LibreOffice/6.1.1.2$Windows_X86_64 LibreOffice_project/5d19a1bfa650b796764388cd8b33a5af1f5baa1b</meta:generator>
    <meta:document-statistic meta:object-count="18"/>
  </office:meta>
</office:document-meta>
</file>